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FontAwesome" svg:font-family="FontAwesome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689in"/>
    </style:style>
    <style:style style:name="co2" style:family="table-column">
      <style:table-column-properties fo:break-before="auto" style:column-width="0.275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937in"/>
    </style:style>
    <style:style style:name="co7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3.5429in"/>
    </style:style>
    <style:style style:name="co8" style:family="table-column">
      <style:table-column-properties fo:break-before="auto" style:column-width="0.9071in"/>
    </style:style>
    <style:style style:name="co9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74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1.1in"/>
    </style:style>
    <style:style style:name="co13" style:family="table-column">
      <style:table-column-properties fo:break-before="auto" style:column-width="2.15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516in" fo:break-before="auto" style:use-optimal-row-height="false"/>
    </style:style>
    <style:style style:name="ro5" style:family="table-row">
      <style:table-row-properties style:row-height="0.5937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2346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7902in" fo:break-before="auto" style:use-optimal-row-height="false"/>
    </style:style>
    <style:style style:name="ta1" style:family="table" style:master-page-name="PageStyle_5f_DiagrammeGanttReel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style:style style:name="ta3" style:family="table" style:master-page-name="PageStyle_5f_JournalDeBord">
      <style:table-properties table:display="true" style:writing-mode="lr-tb"/>
    </style:style>
    <style:style style:name="ta5" style:family="table" style:master-page-name="PageStyle_5f_DiagrammeGanttPrevisionnel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008in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90" style:rotation-align="bottom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</style:style>
    <style:style style:name="ce24" style:family="table-cell" style:parent-style-name="Default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>
      <style:table-cell-properties fo:border-bottom="0.0008in solid #000000" style:diagonal-bl-tr="none" style:diagonal-tl-br="none" fo:border-left="0.0008in solid #000000" fo:padding="0.028in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0008in solid #000000" style:diagonal-bl-tr="none" style:diagonal-tl-br="none" fo:border-left="none" fo:padding="0.028in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0008in solid #000000" style:diagonal-bl-tr="none" style:diagonal-tl-br="none" fo:border-left="none" fo:padding="0.028in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order-bottom="0.0071in solid #000000" style:text-align-source="fix" style:repeat-content="false" fo:wrap-option="wrap" fo:border-left="0.0071in solid #000000" fo:border-right="none" fo:border-top="0.0071in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0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css3t:text-justify="auto" style:vertical-align="automatic"/>
      <style:paragraph-properties fo:margin-left="0in" style:writing-mode="page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FontAwesom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2" style:family="table-cell" style:parent-style-name="Default">
      <style:table-cell-properties style:text-align-source="fix" style:repeat-content="false" fo:wrap-option="wrap" fo:padding="0.028in" style:shrink-to-fit="false" style:vertical-align="top"/>
      <style:paragraph-properties fo:text-align="center"/>
      <style:text-properties style:use-window-font-color="true" style:text-outline="false" style:text-line-through-style="none" style:font-name="FontAwesom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7" style:family="table-cell" style:parent-style-name="Default" style:data-style-name="N0">
      <style:table-cell-properties style:text-align-source="fix" style:repeat-content="false" fo:wrap-option="wrap" fo:padding="0.028in" style:shrink-to-fit="false" style:vertical-align="top"/>
      <style:paragraph-properties fo:text-align="center"/>
      <style:text-properties style:use-window-font-color="true" style:text-outline="false" style:text-line-through-style="none" style:font-name="FontAwesom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FontAwesom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padding="0.028in" style:shrink-to-fit="false" style:vertical-align="top"/>
      <style:paragraph-properties fo:text-align="center" fo:margin-left="0in"/>
      <style:text-properties style:use-window-font-color="true" style:text-outline="false" style:text-line-through-style="none" style:font-name="FontAwesome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 fo:hyphenate="false"/>
    </style:style>
    <style:style style:name="ce32" style:family="table-cell" style:parent-style-name="Default">
      <style:table-cell-properties style:text-align-source="fix" style:repeat-content="false" fo:wrap-option="wrap" fo:padding="0.028in" style:shrink-to-fit="false" style:vertical-align="top"/>
      <style:paragraph-properties fo:text-align="center" fo:margin-left="0in"/>
      <style:text-properties style:use-window-font-color="true" style:text-outline="false" style:text-line-through-style="none" style:font-name="FontAwesom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FontAwesome"/>
    </style:style>
    <style:style style:name="ce34" style:family="table-cell" style:parent-style-name="Default">
      <style:table-cell-properties style:text-align-source="fix" style:repeat-content="false" fo:wrap-option="wrap" fo:padding="0.028in" style:shrink-to-fit="false" style:vertical-align="top"/>
      <style:paragraph-properties fo:text-align="center" fo:margin-left="0in"/>
      <style:text-properties style:use-window-font-color="true" style:text-outline="false" style:text-line-through-style="none" style:font-name="FontAwesom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false"/>
    </style:style>
    <style:style style:name="ce35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center"/>
      <style:text-properties style:font-name="FontAwesome" fo:font-size="12pt" style:font-size-asian="12pt" style:font-size-complex="12pt" fo:hyphenate="false"/>
    </style:style>
    <style:style style:name="ce41" style:family="table-cell" style:parent-style-name="Default" style:data-style-name="N100">
      <style:table-cell-properties fo:border-bottom="0.0071in solid #000000" style:text-align-source="fix" style:repeat-content="false" fo:wrap-option="wrap" fo:border-left="0.0071in solid #000000" fo:border-right="none" fo:border-top="0.0071in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42" style:family="table-cell" style:parent-style-name="Default">
      <style:table-cell-properties fo:border-bottom="0.0071in solid #000000" fo:border-left="0.0071in solid #000000" fo:border-right="none" fo:border-top="0.0071in solid #000000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0071in solid #000000" style:text-align-source="fix" style:repeat-content="false" fo:border-left="0.0008in solid #000000" fo:border-right="none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0071in solid #000000" fo:border-left="none" fo:border-right="none" fo:border-top="0.0071in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071in solid #000000" fo:border-left="none" fo:border-right="0.0071in solid #000000" fo:border-top="0.0071in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00ff00" fo:border="0.0346in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346in solid #000000" fo:background-color="#00ff00" fo:border-left="0.0346in solid #000000" fo:border-right="none" fo:border-top="0.0346in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0346in solid #000000" fo:background-color="#00ff00" fo:border-left="none" fo:border-right="0.0071in solid #000000" fo:border-top="0.0346in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0071in solid #000000" style:text-align-source="fix" style:repeat-content="false" fo:border-left="none" fo:border-right="none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0346in solid #000000" fo:background-color="#00ff00" fo:border-left="0.0071in solid #000000" fo:border-right="none" fo:border-top="0.0346in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346in solid #000000" fo:background-color="#00ff00" fo:border-left="none" fo:border-right="none" fo:border-top="0.0346in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0346in solid #000000" fo:background-color="#00ff00" fo:border-left="none" fo:border-right="0.0008in solid #000000" fo:border-top="0.0346in solid #000000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346in solid #000000" fo:background-color="#00ff00" fo:border-left="none" fo:border-right="0.0346in solid #000000" fo:border-top="0.0346in solid #000000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0071in solid #000000" style:text-align-source="fix" style:repeat-content="false" fo:border-left="none" fo:border-right="0.0071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0071in solid #000000" fo:background-color="#c0c0c0" style:text-align-source="fix" style:repeat-content="false" fo:border-left="none" fo:border-right="none" style:rotation-angle="90" fo:border-top="0.0071in solid #000000" style:vertical-align="middle"/>
      <style:paragraph-properties fo:text-align="center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0346in solid #000000" fo:background-color="#00ff00" fo:border-left="0.0008in solid #000000" fo:border-right="none" fo:border-top="0.0346in solid #000000"/>
      <style:text-properties fo:font-size="12pt" style:font-size-asian="12pt" style:font-size-complex="12pt"/>
    </style:style>
  </office:automatic-styles>
  <office:body>
    <office:spreadsheet>
      <table:calculation-settings table:case-sensitive="false" table:use-regular-expressions="false"/>
      <table:table table:name="DiagrammeGanttReel" table:style-name="ta1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style-name="ce25"/>
          <table:table-cell table:style-name="ce7" office:value-type="string" calcext:value-type="string" table:number-columns-spanned="2" table:number-rows-spanned="1">
            <text:p>s3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4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5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6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7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8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9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1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2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13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4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15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6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7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8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9</text:p>
          </table:table-cell>
          <table:covered-table-cell table:style-name="ce10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</text:p>
          </table:table-cell>
          <table:table-cell table:style-name="ce26" office:value-type="string" calcext:value-type="string">
            <text:p>Image PBM text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SEMAINE DES PARTIELS</text:p>
          </table:table-cell>
          <table:covered-table-cell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VACANCES PRINTEMPS</text:p>
          </table:table-cell>
          <table:covered-table-cell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2</text:p>
          </table:table-cell>
          <table:table-cell table:style-name="ce26" office:value-type="string" calcext:value-type="string">
            <text:p>Outils de calcul géométrique en 2D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3</text:p>
          </table:table-cell>
          <table:table-cell table:style-name="ce26" office:value-type="string" calcext:value-type="string">
            <text:p>Extraction du contour extern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4</text:p>
          </table:table-cell>
          <table:table-cell table:style-name="ce26" office:value-type="string" calcext:value-type="string">
            <text:p>Sortie PostScript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5</text:p>
          </table:table-cell>
          <table:table-cell table:style-name="ce26" office:value-type="string" calcext:value-type="string">
            <text:p>Extraction de plusieurs contour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6</text:p>
          </table:table-cell>
          <table:table-cell table:style-name="ce26" office:value-type="string" calcext:value-type="string">
            <text:p>Simplification par segment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7</text:p>
          </table:table-cell>
          <table:table-cell table:style-name="ce26" office:value-type="string" calcext:value-type="string">
            <text:p>Simplification par courbes de Bézier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8</text:p>
          </table:table-cell>
          <table:table-cell table:style-name="ce40" office:value-type="string" calcext:value-type="string">
            <text:p>Tests de performanc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9</text:p>
          </table:table-cell>
          <table:table-cell table:style-name="ce26" office:value-type="string" calcext:value-type="string">
            <text:p>Tests et intégration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0</text:p>
          </table:table-cell>
          <table:table-cell table:style-name="ce26" office:value-type="string" calcext:value-type="string">
            <text:p>Préparation démo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/>
          <table:table-cell table:style-name="ce26" office:value-type="string" calcext:value-type="string">
            <text:p>Démo finale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3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3">
        <office:forms form:automatic-focus="false" form:apply-design-mode="false"/>
        <table:table-column table:style-name="co4" table:default-cell-style-name="ce22"/>
        <table:table-column table:style-name="co5" table:default-cell-style-name="ce22"/>
        <table:table-column table:style-name="co6" table:number-columns-repeated="2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3" table:number-columns-repeated="250" table:default-cell-style-name="ce22"/>
        <table:table-column table:style-name="co3" table:number-columns-repeated="767" table:default-cell-style-name="ce35"/>
        <table:table-row table:style-name="ro9">
          <table:table-cell table:style-name="ce21" office:value-type="string">
            <text:p>Réf.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Problème/Information</text:p>
          </table:table-cell>
          <table:table-cell table:style-name="ce21" office:value-type="string">
            <text:p>Action/Décision</text:p>
          </table:table-cell>
          <table:table-cell table:style-name="ce21" office:value-type="string">
            <text:p>Date de réalisation prévue</text:p>
          </table:table-cell>
          <table:table-cell table:style-name="ce21" office:value-type="string">
            <text:p>Date de réalisation réelle</text:p>
          </table:table-cell>
          <table:table-cell table:style-name="ce21" office:value-type="string">
            <text:p>Etat</text:p>
          </table:table-cell>
          <table:table-cell table:number-columns-repeated="1017"/>
        </table:table-row>
        <table:table-row table:style-name="ro9">
          <table:table-cell/>
          <table:table-cell office:value-type="string">
            <text:p>24/01</text:p>
          </table:table-cell>
          <table:table-cell table:style-name="ce31" office:value-type="string">
            <text:p>Tache 1</text:p>
          </table:table-cell>
          <table:table-cell office:value-type="string">
            <text:p>Completement fonctionnelle</text:p>
          </table:table-cell>
          <table:table-cell table:number-columns-repeated="2" office:value-type="string">
            <text:p>24/01</text:p>
          </table:table-cell>
          <table:table-cell office:value-type="string">
            <text:p>Fini</text:p>
          </table:table-cell>
          <table:table-cell table:number-columns-repeated="1017"/>
        </table:table-row>
        <table:table-row table:style-name="ro9">
          <table:table-cell office:value-type="float" office:value="1">
            <text:p>1</text:p>
          </table:table-cell>
          <table:table-cell table:style-name="ce27" office:value-type="string">
            <text:p>24/01</text:p>
          </table:table-cell>
          <table:table-cell table:style-name="ce32" office:value-type="string">
            <text:p>Commencement du TP 1 : Completion du module image</text:p>
          </table:table-cell>
          <table:table-cell office:value-type="string">
            <text:p>Pour la fonction negatif(Image) j'ai decidé d'utiliser une formule arithmetique plutot que d'utiliser un if pour savoir si le pixel est noir ou blanc et apres le changer.</text:p>
          </table:table-cell>
          <table:table-cell table:number-columns-repeated="2" office:value-type="string">
            <text:p>24/01</text:p>
          </table:table-cell>
          <table:table-cell office:value-type="string">
            <text:p>Fini</text:p>
          </table:table-cell>
          <table:table-cell table:number-columns-repeated="1017"/>
        </table:table-row>
        <table:table-row-group>
          <table:table-row table:style-name="ro9">
            <table:table-cell office:value-type="float" office:value="2">
              <text:p>2</text:p>
            </table:table-cell>
            <table:table-cell office:value-type="string">
              <text:p>24/01</text:p>
            </table:table-cell>
            <table:table-cell office:value-type="string">
              <text:p>Ajout d'un programme test pour valider ce module.</text:p>
            </table:table-cell>
            <table:table-cell office:value-type="string">
              <text:p>J'ai réaliser un programme de test qui a pour but de lancer 2 ou 3 tests sur TOUTES les fonctions du module image. + pour 2 fonctions on test sur toutes les images du dossier IMAGES_TEST</text:p>
            </table:table-cell>
            <table:table-cell table:number-columns-repeated="2" office:value-type="string">
              <text:p>24/01</text:p>
            </table:table-cell>
            <table:table-cell office:value-type="string">
              <text:p>Fini</text:p>
            </table:table-cell>
            <table:table-cell table:number-columns-repeated="1017"/>
          </table:table-row>
        </table:table-row-group>
        <table:table-row table:style-name="ro9">
          <table:table-cell office:value-type="float" office:value="3">
            <text:p>3</text:p>
          </table:table-cell>
          <table:table-cell office:value-type="string">
            <text:p>24/01</text:p>
          </table:table-cell>
          <table:table-cell table:style-name="ce31" office:value-type="string">
            <text:p>Tache 2</text:p>
          </table:table-cell>
          <table:table-cell/>
          <table:table-cell table:number-columns-repeated="2" office:value-type="string">
            <text:p>24/01</text:p>
          </table:table-cell>
          <table:table-cell office:value-type="string">
            <text:p>Fini</text:p>
          </table:table-cell>
          <table:table-cell table:number-columns-repeated="1017"/>
        </table:table-row>
        <table:table-row table:style-name="ro9">
          <table:table-cell office:value-type="float" office:value="4">
            <text:p>4</text:p>
          </table:table-cell>
          <table:table-cell table:style-name="ce30" office:value-type="string">
            <text:p>24/01</text:p>
          </table:table-cell>
          <table:table-cell table:style-name="ce33" office:value-type="string">
            <text:p>Paquetage geometrie 2D</text:p>
          </table:table-cell>
          <table:table-cell table:style-name="ce33"/>
          <table:table-cell table:number-columns-repeated="2" office:value-type="string">
            <text:p>24/01</text:p>
          </table:table-cell>
          <table:table-cell office:value-type="string">
            <text:p>Fini</text:p>
          </table:table-cell>
          <table:table-cell table:number-columns-repeated="1017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24/01</text:p>
          </table:table-cell>
          <table:table-cell table:style-name="ce32" office:value-type="string">
            <text:p>Tests pour paquetage geometrie2D</text:p>
          </table:table-cell>
          <table:table-cell/>
          <table:table-cell table:number-columns-repeated="2" office:value-type="string">
            <text:p>24/01</text:p>
          </table:table-cell>
          <table:table-cell office:value-type="string">
            <text:p>Fini</text:p>
          </table:table-cell>
          <table:table-cell table:number-columns-repeated="1017"/>
        </table:table-row>
        <table:table-row table:style-name="ro9">
          <table:table-cell office:value-type="float" office:value="6">
            <text:p>6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2"/>
          <table:table-cell table:style-name="ce34"/>
          <table:table-cell table:number-columns-repeated="1021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iagrammeGanttPrevisionnel" table:style-name="ta5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row table:style-name="ro1" table:number-rows-repeated="2">
          <table:table-cell table:number-columns-repeated="257"/>
        </table:table-row>
        <table:table-row table:style-name="ro1">
          <table:table-cell table:style-name="Default"/>
          <table:table-cell table:style-name="ce42"/>
          <table:table-cell table:style-name="ce43" office:value-type="string" table:number-columns-spanned="2" table:number-rows-spanned="1">
            <text:p>s3</text:p>
          </table:table-cell>
          <table:covered-table-cell table:style-name="ce44"/>
          <table:table-cell table:style-name="ce43" office:value-type="string" table:number-columns-spanned="2" table:number-rows-spanned="1">
            <text:p>s4</text:p>
          </table:table-cell>
          <table:covered-table-cell table:style-name="ce44"/>
          <table:table-cell table:style-name="ce50" office:value-type="string" table:number-columns-spanned="2" table:number-rows-spanned="1">
            <text:p>s5</text:p>
          </table:table-cell>
          <table:covered-table-cell table:style-name="ce50"/>
          <table:table-cell table:style-name="ce54" office:value-type="string" table:number-columns-spanned="2" table:number-rows-spanned="1">
            <text:p>s6</text:p>
          </table:table-cell>
          <table:covered-table-cell table:style-name="ce56"/>
          <table:table-cell table:style-name="ce54" office:value-type="string" table:number-columns-spanned="2" table:number-rows-spanned="1">
            <text:p>s7</text:p>
          </table:table-cell>
          <table:covered-table-cell table:style-name="ce56"/>
          <table:table-cell table:style-name="ce50" office:value-type="string" table:number-columns-spanned="2" table:number-rows-spanned="1">
            <text:p>s8</text:p>
          </table:table-cell>
          <table:covered-table-cell table:style-name="ce50"/>
          <table:table-cell table:style-name="ce50" office:value-type="string" table:number-columns-spanned="2" table:number-rows-spanned="1">
            <text:p>s9</text:p>
          </table:table-cell>
          <table:covered-table-cell table:style-name="ce56"/>
          <table:table-cell table:style-name="ce50" office:value-type="string" table:number-columns-spanned="2" table:number-rows-spanned="1">
            <text:p>s10</text:p>
          </table:table-cell>
          <table:covered-table-cell table:style-name="ce50"/>
          <table:table-cell table:style-name="ce50" office:value-type="string" table:number-columns-spanned="2" table:number-rows-spanned="1">
            <text:p>s11</text:p>
          </table:table-cell>
          <table:covered-table-cell table:style-name="ce50"/>
          <table:table-cell table:style-name="ce54" office:value-type="string" table:number-columns-spanned="2" table:number-rows-spanned="1">
            <text:p>s12</text:p>
          </table:table-cell>
          <table:covered-table-cell table:style-name="ce56"/>
          <table:table-cell table:style-name="ce50" office:value-type="string" table:number-columns-spanned="2" table:number-rows-spanned="1">
            <text:p>s13</text:p>
          </table:table-cell>
          <table:covered-table-cell table:style-name="ce50"/>
          <table:table-cell table:style-name="ce54" office:value-type="string" table:number-columns-spanned="2" table:number-rows-spanned="1">
            <text:p>s14</text:p>
          </table:table-cell>
          <table:covered-table-cell table:style-name="ce56"/>
          <table:table-cell table:style-name="ce50" office:value-type="string" table:number-columns-spanned="2" table:number-rows-spanned="1">
            <text:p>s15</text:p>
          </table:table-cell>
          <table:covered-table-cell table:style-name="ce50"/>
          <table:table-cell table:style-name="ce54" office:value-type="string" table:number-columns-spanned="2" table:number-rows-spanned="1">
            <text:p>s16</text:p>
          </table:table-cell>
          <table:covered-table-cell table:style-name="ce56"/>
          <table:table-cell table:style-name="ce54" office:value-type="string" table:number-columns-spanned="2" table:number-rows-spanned="1">
            <text:p>s17</text:p>
          </table:table-cell>
          <table:covered-table-cell table:style-name="ce56"/>
          <table:table-cell table:style-name="ce54" office:value-type="string" table:number-columns-spanned="2" table:number-rows-spanned="1">
            <text:p>s18</text:p>
          </table:table-cell>
          <table:covered-table-cell table:style-name="Default"/>
          <table:table-cell table:style-name="ce54" office:value-type="string" table:number-columns-spanned="2" table:number-rows-spanned="1">
            <text:p>s19</text:p>
          </table:table-cell>
          <table:covered-table-cell table:style-name="Default"/>
          <table:table-cell table:number-columns-repeated="221"/>
        </table:table-row>
        <table:table-row table:style-name="ro2">
          <table:table-cell table:style-name="ce41" office:value-type="string">
            <text:p>Tâche 1</text:p>
          </table:table-cell>
          <table:table-cell table:style-name="ce40" office:value-type="string">
            <text:p>Manipulation d’image</text:p>
          </table:table-cell>
          <table:table-cell table:style-name="ce42"/>
          <table:table-cell table:style-name="ce45"/>
          <table:table-cell table:style-name="ce47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7" office:value-type="string" table:number-columns-spanned="2" table:number-rows-spanned="11">
            <text:p>VACANCES HIVER</text:p>
          </table:table-cell>
          <table:covered-table-cell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7" office:value-type="string" table:number-columns-spanned="2" table:number-rows-spanned="11">
            <text:p>SEMAINE DES PARTIELS</text:p>
          </table:table-cell>
          <table:covered-table-cell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5" table:number-columns-repeated="2"/>
          <table:table-cell table:style-name="ce57" office:value-type="string" table:number-columns-spanned="2" table:number-rows-spanned="11">
            <text:p>VACANCES PRINTEMPS</text:p>
          </table:table-cell>
          <table:covered-table-cell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number-columns-repeated="221"/>
        </table:table-row>
        <table:table-row table:style-name="ro2">
          <table:table-cell table:style-name="ce41" office:value-type="string">
            <text:p>Tâche 2</text:p>
          </table:table-cell>
          <table:table-cell table:style-name="ce40" office:value-type="string">
            <text:p>Outils de calcul géométrique en 2D</text:p>
          </table:table-cell>
          <table:table-cell table:style-name="ce42"/>
          <table:table-cell table:style-name="ce45"/>
          <table:table-cell table:style-name="ce42"/>
          <table:table-cell table:style-name="ce47"/>
          <table:table-cell table:style-name="ce42"/>
          <table:table-cell table:style-name="ce46"/>
          <table:table-cell table:style-name="ce42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5" table:number-columns-repeated="2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number-columns-repeated="221"/>
        </table:table-row>
        <table:table-row table:style-name="ro2">
          <table:table-cell table:style-name="ce41" office:value-type="string">
            <text:p>Tâche 3</text:p>
          </table:table-cell>
          <table:table-cell table:style-name="ce40" office:value-type="string">
            <text:p>Extraction du contour externe</text:p>
          </table:table-cell>
          <table:table-cell table:style-name="ce42"/>
          <table:table-cell table:style-name="ce46"/>
          <table:table-cell table:style-name="ce42"/>
          <table:table-cell table:style-name="ce48" table:number-columns-repeated="2"/>
          <table:table-cell table:style-name="ce52"/>
          <table:table-cell table:style-name="ce55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5" table:number-columns-repeated="2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number-columns-repeated="221"/>
        </table:table-row>
        <table:table-row table:style-name="ro2">
          <table:table-cell table:style-name="ce41" office:value-type="string">
            <text:p>Tâche 4</text:p>
          </table:table-cell>
          <table:table-cell table:style-name="ce40" office:value-type="string">
            <text:p>Sortie PostScript</text:p>
          </table:table-cell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6"/>
          <table:table-cell table:style-name="ce42"/>
          <table:table-cell table:style-name="ce47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5" table:number-columns-repeated="2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number-columns-repeated="221"/>
        </table:table-row>
        <table:table-row table:style-name="ro2">
          <table:table-cell table:style-name="ce41" office:value-type="string">
            <text:p>Tâche 5</text:p>
          </table:table-cell>
          <table:table-cell table:style-name="ce40" office:value-type="string">
            <text:p>Extraction de plusieurs contours</text:p>
          </table:table-cell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6"/>
          <table:table-cell table:style-name="ce42"/>
          <table:table-cell table:style-name="ce46"/>
          <table:covered-table-cell table:number-columns-repeated="2" table:style-name="Default"/>
          <table:table-cell table:style-name="ce48"/>
          <table:table-cell table:style-name="ce53"/>
          <table:table-cell table:style-name="ce58"/>
          <table:table-cell table:style-name="ce55"/>
          <table:table-cell table:style-name="ce42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5" table:number-columns-repeated="2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number-columns-repeated="221"/>
        </table:table-row>
        <table:table-row table:style-name="ro2">
          <table:table-cell table:style-name="ce41" office:value-type="string">
            <text:p>Tâche 6</text:p>
          </table:table-cell>
          <table:table-cell table:style-name="ce40" office:value-type="string">
            <text:p>Simplification de contour par segments</text:p>
          </table:table-cell>
          <table:table-cell table:style-name="ce42"/>
          <table:table-cell table:style-name="ce45"/>
          <table:table-cell table:style-name="ce42"/>
          <table:table-cell table:style-name="ce46"/>
          <table:table-cell table:style-name="ce42"/>
          <table:table-cell table:style-name="ce46"/>
          <table:table-cell table:style-name="ce45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8"/>
          <table:table-cell table:style-name="ce53"/>
          <table:covered-table-cell table:number-columns-repeated="2" table:style-name="Default"/>
          <table:table-cell table:style-name="ce58"/>
          <table:table-cell table:style-name="ce55"/>
          <table:table-cell table:style-name="ce42"/>
          <table:table-cell table:style-name="ce46"/>
          <table:table-cell table:style-name="ce45" table:number-columns-repeated="2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number-columns-repeated="221"/>
        </table:table-row>
        <table:table-row table:style-name="ro2">
          <table:table-cell table:style-name="ce41" office:value-type="string">
            <text:p>Tâche 7</text:p>
          </table:table-cell>
          <table:table-cell table:style-name="ce40" office:value-type="string">
            <text:p>Simplification de contour par courbe de Bézier</text:p>
          </table:table-cell>
          <table:table-cell table:style-name="ce42"/>
          <table:table-cell table:style-name="ce45"/>
          <table:table-cell table:style-name="ce42"/>
          <table:table-cell table:style-name="ce46"/>
          <table:table-cell table:style-name="ce42"/>
          <table:table-cell table:style-name="ce46"/>
          <table:table-cell table:style-name="ce45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8"/>
          <table:table-cell table:style-name="ce53"/>
          <table:table-cell table:style-name="ce58"/>
          <table:table-cell table:style-name="ce55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number-columns-repeated="221"/>
        </table:table-row>
        <table:table-row table:style-name="ro2">
          <table:table-cell table:style-name="ce41" office:value-type="string">
            <text:p>Tâche 8</text:p>
          </table:table-cell>
          <table:table-cell table:style-name="ce40" office:value-type="string">
            <text:p>Tests &amp; comparatif des simplifications</text:p>
          </table:table-cell>
          <table:table-cell table:style-name="ce42"/>
          <table:table-cell table:style-name="ce45"/>
          <table:table-cell table:style-name="ce42"/>
          <table:table-cell table:style-name="ce46"/>
          <table:table-cell table:style-name="ce42"/>
          <table:table-cell table:style-name="ce46"/>
          <table:table-cell table:style-name="ce45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covered-table-cell table:number-columns-repeated="2" table:style-name="Default"/>
          <table:table-cell table:style-name="ce48"/>
          <table:table-cell table:style-name="ce55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number-columns-repeated="221"/>
        </table:table-row>
        <table:table-row table:style-name="ro2">
          <table:table-cell table:style-name="ce41"/>
          <table:table-cell table:style-name="ce40" office:value-type="string">
            <text:p>Tests et intégration</text:p>
          </table:table-cell>
          <table:table-cell table:style-name="ce42"/>
          <table:table-cell table:style-name="ce45"/>
          <table:table-cell table:style-name="ce48"/>
          <table:table-cell table:style-name="ce49"/>
          <table:table-cell table:style-name="ce51"/>
          <table:table-cell table:style-name="ce53"/>
          <table:table-cell table:style-name="ce51"/>
          <table:table-cell table:style-name="ce53"/>
          <table:covered-table-cell table:number-columns-repeated="2" table:style-name="Default"/>
          <table:table-cell table:style-name="ce51"/>
          <table:table-cell table:style-name="ce53"/>
          <table:table-cell table:style-name="ce51"/>
          <table:table-cell table:style-name="ce53"/>
          <table:table-cell table:style-name="ce51"/>
          <table:table-cell table:style-name="ce53"/>
          <table:covered-table-cell table:number-columns-repeated="2" table:style-name="Default"/>
          <table:table-cell table:style-name="ce51"/>
          <table:table-cell table:style-name="ce52"/>
          <table:table-cell table:style-name="ce51"/>
          <table:table-cell table:style-name="ce53"/>
          <table:table-cell table:style-name="ce58"/>
          <table:table-cell table:style-name="ce55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number-columns-repeated="221"/>
        </table:table-row>
        <table:table-row table:style-name="ro2">
          <table:table-cell table:style-name="ce41"/>
          <table:table-cell table:style-name="ce40" office:value-type="string">
            <text:p>Préparation démo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5" table:number-columns-repeated="2"/>
          <table:table-cell table:style-name="ce42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5" table:number-columns-repeated="2"/>
          <table:covered-table-cell table:number-columns-repeated="2" table:style-name="Default"/>
          <table:table-cell table:style-name="ce48"/>
          <table:table-cell table:style-name="ce55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number-columns-repeated="221"/>
        </table:table-row>
        <table:table-row table:style-name="ro2">
          <table:table-cell table:style-name="Default"/>
          <table:table-cell table:style-name="ce40" office:value-type="string">
            <text:p>Soutenance finale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5" table:number-columns-repeated="2"/>
          <table:table-cell table:style-name="ce42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covered-table-cell table:number-columns-repeated="2" table:style-name="Default"/>
          <table:table-cell table:style-name="ce42"/>
          <table:table-cell table:style-name="ce46"/>
          <table:table-cell table:style-name="ce42"/>
          <table:table-cell table:style-name="ce46"/>
          <table:table-cell table:style-name="ce45" table:number-columns-repeated="2"/>
          <table:covered-table-cell table:number-columns-repeated="2" table:style-name="Default"/>
          <table:table-cell table:style-name="ce42"/>
          <table:table-cell table:style-name="ce46"/>
          <table:table-cell table:style-name="ce48"/>
          <table:table-cell table:style-name="ce53"/>
          <table:table-cell table:style-name="ce51"/>
          <table:table-cell table:style-name="ce53"/>
          <table:table-cell table:style-name="ce51"/>
          <table:table-cell table:style-name="ce55"/>
          <table:table-cell table:number-columns-repeated="221"/>
        </table:table-row>
        <table:table-row table:style-name="ro1" table:number-rows-repeated="104856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JournalDeBord_Exemple" table:style-name="ta4">
        <office:forms form:automatic-focus="false" form:apply-design-mode="false"/>
        <table:table-column table:style-name="co4" table:default-cell-style-name="ce64"/>
        <table:table-column table:style-name="co7" table:default-cell-style-name="ce64"/>
        <table:table-column table:style-name="co6" table:number-columns-repeated="2" table:default-cell-style-name="ce38"/>
        <table:table-column table:style-name="co8" table:default-cell-style-name="ce64"/>
        <table:table-column table:style-name="co9" table:default-cell-style-name="ce64"/>
        <table:table-column table:style-name="co5" table:default-cell-style-name="ce64"/>
        <table:table-column table:style-name="co3" table:number-columns-repeated="250" table:default-cell-style-name="ce64"/>
        <table:table-column table:style-name="co3" table:number-columns-repeated="767" table:default-cell-style-name="Default"/>
        <table:table-row table:style-name="ro5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1017"/>
        </table:table-row>
        <table:table-row table:style-name="ro5">
          <table:table-cell table:style-name="ce63" table:number-columns-repeated="2"/>
          <table:table-cell table:style-name="ce37" office:value-type="string" calcext:value-type="string">
            <text:p>TACHE 1</text:p>
          </table:table-cell>
          <table:table-cell table:style-name="ce63" table:number-columns-repeated="4"/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Paquetage Image : écriture des routines ecrire_image et negatif </text:p>
          </table:table-cell>
          <table:table-cell table:style-name="ce39"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Programme de test du point 1 : OK</text:p>
          </table:table-cell>
          <table:table-cell table:style-name="ce39"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/>
          <table:table-cell table:style-name="ce36" office:value-type="date" office:date-value="2023-01-24" calcext:value-type="date">
            <text:p>24/01/2023</text:p>
          </table:table-cell>
          <table:table-cell table:style-name="ce37" office:value-type="string" calcext:value-type="string">
            <text:p>TACHE 2</text:p>
          </table:table-cell>
          <table:table-cell/>
          <table:table-cell table:style-name="ce36" table:number-columns-repeated="2"/>
          <table:table-cell table:number-columns-repeated="1018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Ecriture du module geometrie2D - vecteurs : addition, soustraction, multiplication par un scalaire, norme, distance</text:p>
          </table:table-cell>
          <table:table-cell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sts du point 3 : OK</text:p>
          </table:table-cell>
          <table:table-cell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Ecriture du modul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36" office:value-type="date" office:date-value="2023-01-31" calcext:value-type="date">
            <text:p>31/01/2023</text:p>
          </table:table-cell>
          <table:table-cell table:style-name="ce36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FontAwesome" svg:font-family="FontAwesome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1" number:min-exponent-digits="1"/>
    </number:number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fo:padding="0.028in" style:rotation-align="none"/>
      <style:text-properties style:font-name="Arial" style:font-name-asian="Noto Sans CJK SC Regular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loext:scale-to-X="1" loext:scale-to-Y="1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3937in" fo:margin-bottom="0.3937in" fo:margin-left="0.3937in" fo:margin-right="0.3937in" style:first-page-number="continue" style:writing-mode="lr-tb" loext:scale-to-X="1" loext:scale-to-Y="1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4">01/24/2023</text:date>, <text:time>17:5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afran </meta:initial-creator>
    <meta:creation-date>2012-01-19T10:11:01</meta:creation-date>
    <dc:date>2023-01-24T17:54:28</dc:date>
    <meta:editing-cycles>42</meta:editing-cycles>
    <meta:editing-duration>PT10H14M9S</meta:editing-duration>
    <meta:generator>OpenOffice/4.1.13$Unix OpenOffice.org_project/4113m1$Build-9810</meta:generator>
    <meta:document-statistic meta:table-count="4" meta:cell-count="166" meta:object-count="0"/>
  </office:meta>
</office:document-meta>
</file>